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2pt solid #000000" fo:border-left="2pt solid #000000" fo:border-right="2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none" fo:border-right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none" fo:border-left="2pt solid #000000" fo:border-right="2pt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9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1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2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.23572916666667cm"/>
    </style:style>
    <style:style style:name="co3" style:family="table-column">
      <style:table-column-properties fo:break-before="auto" style:column-width="2.1034375cm"/>
    </style:style>
    <style:style style:name="co4" style:family="table-column">
      <style:table-column-properties fo:break-before="auto" style:column-width="2.0240625cm"/>
    </style:style>
    <style:style style:name="co5" style:family="table-column">
      <style:table-column-properties fo:break-before="auto" style:column-width="0.886354166666667cm"/>
    </style:style>
    <style:style style:name="co6" style:family="table-column">
      <style:table-column-properties fo:break-before="auto" style:column-width="2.063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6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231_F5000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1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D = 231</text:p>
          </table:table-cell>
          <table:table-cell table:number-columns-repeated="2" table:style-name="ce1"/>
          <table:table-cell office:value-type="string" table:style-name="ce1">
            <text:p>F = 50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TargetPosition</text:p>
          </table:table-cell>
          <table:table-cell office:value-type="string" table:style-name="ce3">
            <text:p>X</text:p>
          </table:table-cell>
          <table:table-cell office:value-type="string" table:style-name="ce1">
            <text:p>Position</text:p>
          </table:table-cell>
          <table:table-cell table:style-name="ce1"/>
          <table:table-cell office:value-type="string" table:style-name="ce1">
            <text:p>TargetPosition</text:p>
          </table:table-cell>
          <table:table-cell office:value-type="string" table:style-name="ce3">
            <text:p>Y</text:p>
          </table:table-cell>
          <table:table-cell office:value-type="string" table:style-name="ce1">
            <text:p>Position</text:p>
          </table:table-cell>
          <table:table-cell table:style-name="ce1"/>
          <table:table-cell office:value-type="string" table:style-name="ce1">
            <text:p>TargetPosition</text:p>
          </table:table-cell>
          <table:table-cell table:number-columns-repeated="2" table:style-name="ce1"/>
          <table:table-cell table:style-name="ce3"/>
          <table:table-cell office:value-type="string" table:style-name="ce1">
            <text:p>Position</text:p>
          </table:table-cell>
          <table:table-cell table:number-columns-repeated="16370"/>
        </table:table-row>
        <table:table-row table:style-name="ro1">
          <table:table-cell table:number-columns-repeated="9" table:style-name="ce1"/>
          <table:table-cell office:value-type="string" table:style-name="ce2">
            <text:p>X</text:p>
          </table:table-cell>
          <table:table-cell office:value-type="string" table:style-name="ce2">
            <text:p>Y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2">
            <text:p>Y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-40" table:style-name="ce1">
            <text:p>-40</text:p>
          </table:table-cell>
          <table:table-cell table:style-name="ce1"/>
          <table:table-cell office:value-type="float" office:value="-40" table:style-name="ce1">
            <text:p>-4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-30" table:style-name="ce1">
            <text:p>-30</text:p>
          </table:table-cell>
          <table:table-cell table:style-name="ce1"/>
          <table:table-cell office:value-type="float" office:value="-30.8" table:style-name="ce1">
            <text:p>-30.8</text:p>
          </table:table-cell>
          <table:table-cell table:number-columns-repeated="5" table:style-name="ce1"/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9.3000000000000007" table:style-name="ce1">
            <text:p>9.3</text:p>
          </table:table-cell>
          <table:table-cell office:value-type="float" office:value="9.4" table:style-name="ce1">
            <text:p>9.4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-20" table:style-name="ce1">
            <text:p>-20</text:p>
          </table:table-cell>
          <table:table-cell table:style-name="ce1"/>
          <table:table-cell office:value-type="float" office:value="-20.7" table:style-name="ce1">
            <text:p>-20.7</text:p>
          </table:table-cell>
          <table:table-cell table:style-name="ce1"/>
          <table:table-cell office:value-type="float" office:value="-20" table:style-name="ce1">
            <text:p>-20</text:p>
          </table:table-cell>
          <table:table-cell table:style-name="ce1"/>
          <table:table-cell office:value-type="float" office:value="-18.8" table:style-name="ce1">
            <text:p>-18.8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8.8" table:style-name="ce1">
            <text:p>18.8</text:p>
          </table:table-cell>
          <table:table-cell office:value-type="float" office:value="19.3" table:style-name="ce1">
            <text:p>19.3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-10" table:style-name="ce1">
            <text:p>-10</text:p>
          </table:table-cell>
          <table:table-cell table:style-name="ce1"/>
          <table:table-cell office:value-type="float" office:value="-11.1" table:style-name="ce1">
            <text:p>-11.1</text:p>
          </table:table-cell>
          <table:table-cell table:style-name="ce1"/>
          <table:table-cell office:value-type="float" office:value="-10" table:style-name="ce1">
            <text:p>-10</text:p>
          </table:table-cell>
          <table:table-cell table:style-name="ce1"/>
          <table:table-cell office:value-type="float" office:value="-9.6999999999999993" table:style-name="ce1">
            <text:p>-9.7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9.2" table:style-name="ce1">
            <text:p>29.2</text:p>
          </table:table-cell>
          <table:table-cell office:value-type="float" office:value="29.2" table:style-name="ce1">
            <text:p>29.2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9.5" table:style-name="ce1">
            <text:p>39.5</text:p>
          </table:table-cell>
          <table:table-cell office:value-type="float" office:value="39.5" table:style-name="ce1">
            <text:p>39.5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9.6999999999999993" table:style-name="ce1">
            <text:p>9.7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49.6" table:style-name="ce1">
            <text:p>49.6</text:p>
          </table:table-cell>
          <table:table-cell office:value-type="float" office:value="50" table:style-name="ce1">
            <text:p>50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8.600000000000001" table:style-name="ce1">
            <text:p>18.6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9.7" table:style-name="ce1">
            <text:p>19.7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0.3" table:style-name="ce1">
            <text:p>60.3</text:p>
          </table:table-cell>
          <table:table-cell office:value-type="float" office:value="60.2" table:style-name="ce1">
            <text:p>60.2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9.1" table:style-name="ce1">
            <text:p>29.1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9.6" table:style-name="ce1">
            <text:p>29.6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16373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9.5" table:style-name="ce1">
            <text:p>39.5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number-columns-repeated="16376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49.5" table:style-name="ce1">
            <text:p>49.5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number-columns-repeated="16376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59.3" table:style-name="ce1">
            <text:p>59.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59.5" table:style-name="ce1">
            <text:p>59.5</text:p>
          </table:table-cell>
          <table:table-cell table:number-columns-repeated="16376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69.099999999999994" table:style-name="ce1">
            <text:p>69.1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69.400000000000006" table:style-name="ce1">
            <text:p>69.4</text:p>
          </table:table-cell>
          <table:table-cell table:number-columns-repeated="16376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2">
            <text:p>AVERAGE X DIFFERENCE:</text:p>
          </table:table-cell>
          <table:table-cell table:style-name="ce1"/>
          <table:table-cell office:value-type="float" office:value="-0.11845238095238114" table:formula="of:=AVERAGE(AVERAGE([.D5:.D16]-[.B5:.B16]);AVERAGE([.J5:.J11]-[.M5:.M11]))" table:number-matrix-columns-spanned="1" table:number-matrix-rows-spanned="1" table:style-name="ce1">
            <text:p>-0.118452381</text:p>
          </table:table-cell>
          <table:table-cell table:number-columns-repeated="4" table:style-name="ce1"/>
          <table:table-cell office:value-type="string" table:style-name="ce2">
            <text:p>SLOPE:</text:p>
          </table:table-cell>
          <table:table-cell office:value-type="float" office:value="0.99914401614571324" table:formula="of:=SLOPE([.N5:.N11];[.M5:.M11])" table:style-name="ce1">
            <text:p>0.99914401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2">
            <text:p>AVERAGE Y DIFFERENCE:</text:p>
          </table:table-cell>
          <table:table-cell table:style-name="ce1"/>
          <table:table-cell office:value-type="float" office:value="0.14142857142857149" table:formula="of:=AVERAGE(AVERAGE([.H7:.H16]-[.F7:.F16]);AVERAGE([.K5:.K11]-[.N5:.N11]))" table:number-matrix-columns-spanned="1" table:number-matrix-rows-spanned="1" table:style-name="ce1">
            <text:p>0.141428571</text:p>
          </table:table-cell>
          <table:table-cell table:number-columns-repeated="4" table:style-name="ce1"/>
          <table:table-cell office:value-type="string" table:style-name="ce2">
            <text:p>INTERCEPT:</text:p>
          </table:table-cell>
          <table:table-cell office:value-type="float" office:value="0.15384740895444438" table:formula="of:=INTERCEPT([.N5:.N11];[.M5:.M11])" table:style-name="ce1">
            <text:p>0.153847409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2">
            <text:p>MAX X DIFFERENCE:</text:p>
          </table:table-cell>
          <table:table-cell table:style-name="ce1"/>
          <table:table-cell office:value-type="float" office:value="1.3999999999999986" table:formula="of:=MAX(MAX(ABS([.B5:.B16]-[.D5:.D16]));MAX(ABS([.J5:.J11]-[.M5:.M11])))" table:number-matrix-columns-spanned="1" table:number-matrix-rows-spanned="1" table:style-name="ce1">
            <text:p>1.4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2">
            <text:p>MAX Y DIFFERENCE:</text:p>
          </table:table-cell>
          <table:table-cell table:style-name="ce1"/>
          <table:table-cell office:value-type="float" office:value="1.1999999999999993" table:formula="of:=MAX(MAX(ABS([.F7:.F16]-[.H7:.H16]));MAX(ABS([.K5:.K11]-[.N5:.N11])))" table:number-matrix-columns-spanned="1" table:number-matrix-rows-spanned="1" table:style-name="ce1">
            <text:p>1.2</text:p>
          </table:table-cell>
          <table:table-cell table:number-columns-repeated="16376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231_F2000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5" table:default-cell-style-name="ce1"/>
        <table:table-column table:style-name="co1" table:number-columns-repeated="16372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D = 231</text:p>
          </table:table-cell>
          <table:table-cell table:number-columns-repeated="2" table:style-name="ce1"/>
          <table:table-cell office:value-type="string" table:style-name="ce1">
            <text:p>F = 20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TargetPosition</text:p>
          </table:table-cell>
          <table:table-cell office:value-type="string" table:style-name="ce3">
            <text:p>X</text:p>
          </table:table-cell>
          <table:table-cell office:value-type="string" table:style-name="ce1">
            <text:p>Position</text:p>
          </table:table-cell>
          <table:table-cell table:style-name="ce1"/>
          <table:table-cell office:value-type="string" table:style-name="ce1">
            <text:p>TargetPosition</text:p>
          </table:table-cell>
          <table:table-cell office:value-type="string" table:style-name="ce3">
            <text:p>Y</text:p>
          </table:table-cell>
          <table:table-cell office:value-type="string" table:style-name="ce1">
            <text:p>Position</text:p>
          </table:table-cell>
          <table:table-cell table:style-name="ce1"/>
          <table:table-cell office:value-type="string" table:style-name="ce1">
            <text:p>TargetPosition</text:p>
          </table:table-cell>
          <table:table-cell table:number-columns-repeated="2" table:style-name="ce1"/>
          <table:table-cell table:style-name="ce3"/>
          <table:table-cell office:value-type="string" table:style-name="ce1">
            <text:p>Position</text:p>
          </table:table-cell>
          <table:table-cell table:number-columns-repeated="16370"/>
        </table:table-row>
        <table:table-row table:style-name="ro1">
          <table:table-cell table:number-columns-repeated="9" table:style-name="ce1"/>
          <table:table-cell office:value-type="string" table:style-name="ce2">
            <text:p>X</text:p>
          </table:table-cell>
          <table:table-cell office:value-type="string" table:style-name="ce2">
            <text:p>Y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2">
            <text:p>Y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-40" table:style-name="ce1">
            <text:p>-40</text:p>
          </table:table-cell>
          <table:table-cell table:style-name="ce1"/>
          <table:table-cell office:value-type="float" office:value="-39.5" table:style-name="ce1">
            <text:p>-39.5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-30" table:style-name="ce1">
            <text:p>-30</text:p>
          </table:table-cell>
          <table:table-cell table:style-name="ce1"/>
          <table:table-cell office:value-type="float" office:value="-29.7" table:style-name="ce1">
            <text:p>-29.7</text:p>
          </table:table-cell>
          <table:table-cell table:style-name="ce1"/>
          <table:table-cell office:value-type="float" office:value="-30" table:style-name="ce1">
            <text:p>-30</text:p>
          </table:table-cell>
          <table:table-cell table:style-name="ce1"/>
          <table:table-cell office:value-type="float" office:value="-28.7" table:style-name="ce1">
            <text:p>-28.7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-20" table:style-name="ce1">
            <text:p>-20</text:p>
          </table:table-cell>
          <table:table-cell table:style-name="ce1"/>
          <table:table-cell office:value-type="float" office:value="-19.8" table:style-name="ce1">
            <text:p>-19.8</text:p>
          </table:table-cell>
          <table:table-cell table:style-name="ce1"/>
          <table:table-cell office:value-type="float" office:value="-20" table:style-name="ce1">
            <text:p>-20</text:p>
          </table:table-cell>
          <table:table-cell table:style-name="ce1"/>
          <table:table-cell office:value-type="float" office:value="-18.600000000000001" table:style-name="ce1">
            <text:p>-18.6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8.7" table:style-name="ce1">
            <text:p>18.7</text:p>
          </table:table-cell>
          <table:table-cell office:value-type="float" office:value="20" table:style-name="ce1">
            <text:p>20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-10" table:style-name="ce1">
            <text:p>-10</text:p>
          </table:table-cell>
          <table:table-cell table:style-name="ce1"/>
          <table:table-cell office:value-type="float" office:value="-10" table:style-name="ce1">
            <text:p>-10</text:p>
          </table:table-cell>
          <table:table-cell table:style-name="ce1"/>
          <table:table-cell office:value-type="float" office:value="-10" table:style-name="ce1">
            <text:p>-10</text:p>
          </table:table-cell>
          <table:table-cell table:style-name="ce1"/>
          <table:table-cell office:value-type="float" office:value="-8.5" table:style-name="ce1">
            <text:p>-8.5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40.6" table:style-name="ce1">
            <text:p>40.6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.8" table:style-name="ce1">
            <text:p>3.8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49.3" table:style-name="ce1">
            <text:p>49.3</text:p>
          </table:table-cell>
          <table:table-cell office:value-type="float" office:value="50.7" table:style-name="ce1">
            <text:p>50.7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8.8000000000000007" table:style-name="ce1">
            <text:p>8.8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59.1" table:style-name="ce1">
            <text:p>59.1</text:p>
          </table:table-cell>
          <table:table-cell office:value-type="float" office:value="61" table:style-name="ce1">
            <text:p>61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8.3" table:style-name="ce1">
            <text:p>18.3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69.5" table:style-name="ce1">
            <text:p>69.5</text:p>
          </table:table-cell>
          <table:table-cell office:value-type="float" office:value="71" table:style-name="ce1">
            <text:p>71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8.7" table:style-name="ce1">
            <text:p>28.7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30.3" table:style-name="ce1">
            <text:p>30.3</text:p>
          </table:table-cell>
          <table:table-cell table:number-columns-repeated="16376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8.4" table:style-name="ce1">
            <text:p>38.4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40.6" table:style-name="ce1">
            <text:p>40.6</text:p>
          </table:table-cell>
          <table:table-cell table:number-columns-repeated="16376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48.7" table:style-name="ce1">
            <text:p>48.7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number-columns-repeated="16376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58.6" table:style-name="ce1">
            <text:p>58.6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0.8" table:style-name="ce1">
            <text:p>60.8</text:p>
          </table:table-cell>
          <table:table-cell table:number-columns-repeated="16376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number-columns-repeated="16376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78.599999999999994" table:style-name="ce1">
            <text:p>78.6</text:p>
          </table:table-cell>
          <table:table-cell table:style-name="ce1"/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81.5" table:style-name="ce1">
            <text:p>81.5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string" table:style-name="ce2">
            <text:p>AVERAGE X DIFFERENCE:</text:p>
          </table:table-cell>
          <table:table-cell table:style-name="ce1"/>
          <table:table-cell office:value-type="float" office:value="3.5714285714286698E-3" table:formula="of:=AVERAGE(AVERAGE([.D5:.D18]-[.B5:.B18]);AVERAGE([.J5:.J12]-[.M5:.M12]))" table:number-matrix-columns-spanned="1" table:number-matrix-rows-spanned="1" table:style-name="ce1">
            <text:p>0.003571429</text:p>
          </table:table-cell>
          <table:table-cell table:number-columns-repeated="4" table:style-name="ce1"/>
          <table:table-cell office:value-type="string" table:style-name="ce2">
            <text:p>SLOPE:</text:p>
          </table:table-cell>
          <table:table-cell office:value-type="float" office:value="1.0187461805820794" table:formula="of:=SLOPE([.N5:.N12];[.M5:.M12])" table:style-name="ce1">
            <text:p>1.018746181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string" table:style-name="ce2">
            <text:p>AVERAGE Y DIFFERENCE:</text:p>
          </table:table-cell>
          <table:table-cell table:style-name="ce1"/>
          <table:table-cell office:value-type="float" office:value="0.15528846153846121" table:formula="of:=AVERAGE(AVERAGE([.H6:.H18]-[.F6:.F18]);AVERAGE([.K5:.K12]-[.N5:.N12]))" table:number-matrix-columns-spanned="1" table:number-matrix-rows-spanned="1" table:style-name="ce1">
            <text:p>0.155288462</text:p>
          </table:table-cell>
          <table:table-cell table:number-columns-repeated="4" table:style-name="ce1"/>
          <table:table-cell office:value-type="string" table:style-name="ce2">
            <text:p>INTERCEPT:</text:p>
          </table:table-cell>
          <table:table-cell office:value-type="float" office:value="0.57138062409288182" table:formula="of:=INTERCEPT([.N5:.N12];[.M5:.M12])" table:style-name="ce1">
            <text:p>0.57138062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string" table:style-name="ce2">
            <text:p>MAX X DIFFERENCE:</text:p>
          </table:table-cell>
          <table:table-cell table:style-name="ce1"/>
          <table:table-cell office:value-type="float" office:value="1.6999999999999993" table:formula="of:=MAX(MAX(ABS([.B5:.B18]-[.D5:.D18]));MAX(ABS([.J5:.J12]-[.M5:.M12])))" table:number-matrix-columns-spanned="1" table:number-matrix-rows-spanned="1" table:style-name="ce1">
            <text:p>1.7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string" table:style-name="ce2">
            <text:p>MAX Y DIFFERENCE:</text:p>
          </table:table-cell>
          <table:table-cell table:style-name="ce1"/>
          <table:table-cell office:value-type="float" office:value="1.5" table:formula="of:=MAX(MAX(ABS([.F6:.F18]-[.H6:.H18]));MAX(ABS([.K5:.K12]-[.N5:.N12])))" table:number-matrix-columns-spanned="1" table:number-matrix-rows-spanned="1" table:style-name="ce1">
            <text:p>1.5</text:p>
          </table:table-cell>
          <table:table-cell table:number-columns-repeated="16376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150_F2000" table:style-name="ta3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5" table:default-cell-style-name="ce1"/>
        <table:table-column table:style-name="co1" table:number-columns-repeated="16372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D = 150</text:p>
          </table:table-cell>
          <table:table-cell table:number-columns-repeated="2" table:style-name="ce1"/>
          <table:table-cell office:value-type="string" table:style-name="ce1">
            <text:p>F = 20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TargetPosition</text:p>
          </table:table-cell>
          <table:table-cell office:value-type="string" table:style-name="ce3">
            <text:p>X</text:p>
          </table:table-cell>
          <table:table-cell office:value-type="string" table:style-name="ce1">
            <text:p>Position</text:p>
          </table:table-cell>
          <table:table-cell table:style-name="ce1"/>
          <table:table-cell office:value-type="string" table:style-name="ce1">
            <text:p>TargetPosition</text:p>
          </table:table-cell>
          <table:table-cell office:value-type="string" table:style-name="ce3">
            <text:p>Y</text:p>
          </table:table-cell>
          <table:table-cell office:value-type="string" table:style-name="ce1">
            <text:p>Position</text:p>
          </table:table-cell>
          <table:table-cell table:style-name="ce1"/>
          <table:table-cell office:value-type="string" table:style-name="ce1">
            <text:p>TargetPosition</text:p>
          </table:table-cell>
          <table:table-cell table:number-columns-repeated="2" table:style-name="ce1"/>
          <table:table-cell table:style-name="ce3"/>
          <table:table-cell office:value-type="string" table:style-name="ce1">
            <text:p>Position</text:p>
          </table:table-cell>
          <table:table-cell table:number-columns-repeated="16370"/>
        </table:table-row>
        <table:table-row table:style-name="ro1">
          <table:table-cell table:number-columns-repeated="9" table:style-name="ce1"/>
          <table:table-cell office:value-type="string" table:style-name="ce2">
            <text:p>X</text:p>
          </table:table-cell>
          <table:table-cell office:value-type="string" table:style-name="ce2">
            <text:p>Y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2">
            <text:p>Y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-40" table:style-name="ce1">
            <text:p>-40</text:p>
          </table:table-cell>
          <table:table-cell table:style-name="ce1"/>
          <table:table-cell office:value-type="float" office:value="-39.6" table:style-name="ce1">
            <text:p>-39.6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-30" table:style-name="ce1">
            <text:p>-30</text:p>
          </table:table-cell>
          <table:table-cell table:style-name="ce1"/>
          <table:table-cell office:value-type="float" office:value="-30.5" table:style-name="ce1">
            <text:p>-30.5</text:p>
          </table:table-cell>
          <table:table-cell table:style-name="ce1"/>
          <table:table-cell office:value-type="float" office:value="-30" table:style-name="ce1">
            <text:p>-30</text:p>
          </table:table-cell>
          <table:table-cell table:number-columns-repeated="3" table:style-name="ce1"/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-20" table:style-name="ce1">
            <text:p>-20</text:p>
          </table:table-cell>
          <table:table-cell table:style-name="ce1"/>
          <table:table-cell office:value-type="float" office:value="-20" table:style-name="ce1">
            <text:p>-20</text:p>
          </table:table-cell>
          <table:table-cell table:style-name="ce1"/>
          <table:table-cell office:value-type="float" office:value="-20" table:style-name="ce1">
            <text:p>-20</text:p>
          </table:table-cell>
          <table:table-cell table:style-name="ce1"/>
          <table:table-cell office:value-type="float" office:value="-20.5" table:style-name="ce1">
            <text:p>-20.5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9.100000000000001" table:style-name="ce1">
            <text:p>19.1</text:p>
          </table:table-cell>
          <table:table-cell office:value-type="float" office:value="20" table:style-name="ce1">
            <text:p>20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-10" table:style-name="ce1">
            <text:p>-10</text:p>
          </table:table-cell>
          <table:table-cell table:style-name="ce1"/>
          <table:table-cell office:value-type="float" office:value="-10" table:style-name="ce1">
            <text:p>-10</text:p>
          </table:table-cell>
          <table:table-cell table:style-name="ce1"/>
          <table:table-cell office:value-type="float" office:value="-10" table:style-name="ce1">
            <text:p>-10</text:p>
          </table:table-cell>
          <table:table-cell table:style-name="ce1"/>
          <table:table-cell office:value-type="float" office:value="-10" table:style-name="ce1">
            <text:p>-1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9.6" table:style-name="ce1">
            <text:p>29.6</text:p>
          </table:table-cell>
          <table:table-cell office:value-type="float" office:value="30" table:style-name="ce1">
            <text:p>30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9.4" table:style-name="ce1">
            <text:p>39.4</text:p>
          </table:table-cell>
          <table:table-cell office:value-type="float" office:value="40" table:style-name="ce1">
            <text:p>40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9.6" table:style-name="ce1">
            <text:p>9.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0.3" table:style-name="ce1">
            <text:p>50.3</text:p>
          </table:table-cell>
          <table:table-cell office:value-type="float" office:value="51" table:style-name="ce1">
            <text:p>51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9.600000000000001" table:style-name="ce1">
            <text:p>19.6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0.2" table:style-name="ce1">
            <text:p>60.2</text:p>
          </table:table-cell>
          <table:table-cell office:value-type="float" office:value="61.1" table:style-name="ce1">
            <text:p>61.1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9.8" table:style-name="ce1">
            <text:p>29.8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30.4" table:style-name="ce1">
            <text:p>30.4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70.8" table:style-name="ce1">
            <text:p>70.8</text:p>
          </table:table-cell>
          <table:table-cell office:value-type="float" office:value="71.7" table:style-name="ce1">
            <text:p>71.7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9.6" table:style-name="ce1">
            <text:p>39.6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40.799999999999997" table:style-name="ce1">
            <text:p>40.8</text:p>
          </table:table-cell>
          <table:table-cell table:number-columns-repeated="16376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49.8" table:style-name="ce1">
            <text:p>49.8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0.7" table:style-name="ce1">
            <text:p>50.7</text:p>
          </table:table-cell>
          <table:table-cell table:number-columns-repeated="16376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59.6" table:style-name="ce1">
            <text:p>59.6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0.7" table:style-name="ce1">
            <text:p>60.7</text:p>
          </table:table-cell>
          <table:table-cell table:number-columns-repeated="16376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69.7" table:style-name="ce1">
            <text:p>69.7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71.3" table:style-name="ce1">
            <text:p>71.3</text:p>
          </table:table-cell>
          <table:table-cell table:number-columns-repeated="16376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80.3" table:style-name="ce1">
            <text:p>80.3</text:p>
          </table:table-cell>
          <table:table-cell table:style-name="ce1"/>
          <table:table-cell office:value-type="float" office:value="80" table:style-name="ce1">
            <text:p>80</text:p>
          </table:table-cell>
          <table:table-cell table:number-columns-repeated="16378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string" table:style-name="ce2">
            <text:p>AVERAGE X DIFFERENCE:</text:p>
          </table:table-cell>
          <table:table-cell table:style-name="ce1"/>
          <table:table-cell office:value-type="float" office:value="1.9230769230769329E-2" table:formula="of:=AVERAGE(AVERAGE([.D5:.D17]-[.B5:.B17]);AVERAGE([.J5:.J12]-[.M5:.M12]))" table:number-matrix-columns-spanned="1" table:number-matrix-rows-spanned="1" table:style-name="ce1">
            <text:p>0.019230769</text:p>
          </table:table-cell>
          <table:table-cell table:number-columns-repeated="4" table:style-name="ce1"/>
          <table:table-cell office:value-type="string" table:style-name="ce2">
            <text:p>SLOPE:</text:p>
          </table:table-cell>
          <table:table-cell office:value-type="float" office:value="1.006170769025772" table:formula="of:=SLOPE([.N5:.N12];[.M5:.M12])" table:style-name="ce1">
            <text:p>1.006170769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string" table:style-name="ce2">
            <text:p>AVERAGE Y DIFFERENCE:</text:p>
          </table:table-cell>
          <table:table-cell table:style-name="ce1"/>
          <table:table-cell office:value-type="float" office:value="-6.7500000000000338E-2" table:formula="of:=AVERAGE(AVERAGE([.H7:.H16]-[.F7:.F16]);AVERAGE([.K5:.K12]-[.N5:.N12]))" table:number-matrix-columns-spanned="1" table:number-matrix-rows-spanned="1" table:style-name="ce1">
            <text:p>-0.0675</text:p>
          </table:table-cell>
          <table:table-cell table:number-columns-repeated="4" table:style-name="ce1"/>
          <table:table-cell office:value-type="string" table:style-name="ce2">
            <text:p>INTERCEPT:</text:p>
          </table:table-cell>
          <table:table-cell office:value-type="float" office:value="0.46025723790314288" table:formula="of:=INTERCEPT([.N5:.N12];[.M5:.M12])" table:style-name="ce1">
            <text:p>0.460257238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string" table:style-name="ce2">
            <text:p>MAX X DIFFERENCE:</text:p>
          </table:table-cell>
          <table:table-cell table:style-name="ce1"/>
          <table:table-cell office:value-type="float" office:value="1" table:formula="of:=MAX(MAX(ABS([.B5:.B17]-[.D5:.D17]));MAX(ABS([.J5:.J12]-[.M5:.M12])))" table:number-matrix-columns-spanned="1" table:number-matrix-rows-spanned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string" table:style-name="ce2">
            <text:p>MAX Y DIFFERENCE:</text:p>
          </table:table-cell>
          <table:table-cell table:style-name="ce1"/>
          <table:table-cell office:value-type="float" office:value="1.7000000000000028" table:formula="of:=MAX(MAX(ABS([.F7:.F16]-[.H7:.H16]));MAX(ABS([.K5:.K12]-[.N5:.N12])))" table:number-matrix-columns-spanned="1" table:number-matrix-rows-spanned="1" table:style-name="ce1">
            <text:p>1.7</text:p>
          </table:table-cell>
          <table:table-cell table:number-columns-repeated="16376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150_F5000" table:style-name="ta3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5" table:default-cell-style-name="ce1"/>
        <table:table-column table:style-name="co1" table:number-columns-repeated="16372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D = 150</text:p>
          </table:table-cell>
          <table:table-cell table:number-columns-repeated="2" table:style-name="ce1"/>
          <table:table-cell office:value-type="string" table:style-name="ce1">
            <text:p>F = 50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TargetPosition</text:p>
          </table:table-cell>
          <table:table-cell office:value-type="string" table:style-name="ce3">
            <text:p>X</text:p>
          </table:table-cell>
          <table:table-cell office:value-type="string" table:style-name="ce1">
            <text:p>Position</text:p>
          </table:table-cell>
          <table:table-cell table:style-name="ce1"/>
          <table:table-cell office:value-type="string" table:style-name="ce1">
            <text:p>TargetPosition</text:p>
          </table:table-cell>
          <table:table-cell office:value-type="string" table:style-name="ce3">
            <text:p>Y</text:p>
          </table:table-cell>
          <table:table-cell office:value-type="string" table:style-name="ce1">
            <text:p>Position</text:p>
          </table:table-cell>
          <table:table-cell table:style-name="ce1"/>
          <table:table-cell office:value-type="string" table:style-name="ce1">
            <text:p>TargetPosition</text:p>
          </table:table-cell>
          <table:table-cell table:number-columns-repeated="2" table:style-name="ce1"/>
          <table:table-cell table:style-name="ce3"/>
          <table:table-cell office:value-type="string" table:style-name="ce1">
            <text:p>Position</text:p>
          </table:table-cell>
          <table:table-cell table:number-columns-repeated="16370"/>
        </table:table-row>
        <table:table-row table:style-name="ro1">
          <table:table-cell table:number-columns-repeated="9" table:style-name="ce1"/>
          <table:table-cell office:value-type="string" table:style-name="ce2">
            <text:p>X</text:p>
          </table:table-cell>
          <table:table-cell office:value-type="string" table:style-name="ce2">
            <text:p>Y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2">
            <text:p>Y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-40" table:style-name="ce1">
            <text:p>-40</text:p>
          </table:table-cell>
          <table:table-cell table:style-name="ce1"/>
          <table:table-cell office:value-type="float" office:value="-40" table:style-name="ce1">
            <text:p>-4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-30" table:style-name="ce1">
            <text:p>-30</text:p>
          </table:table-cell>
          <table:table-cell table:style-name="ce1"/>
          <table:table-cell office:value-type="float" office:value="-31" table:style-name="ce1">
            <text:p>-31</text:p>
          </table:table-cell>
          <table:table-cell table:style-name="ce1"/>
          <table:table-cell office:value-type="float" office:value="-30" table:style-name="ce1">
            <text:p>-30</text:p>
          </table:table-cell>
          <table:table-cell table:number-columns-repeated="3" table:style-name="ce1"/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8.9" table:style-name="ce1">
            <text:p>8.9</text:p>
          </table:table-cell>
          <table:table-cell office:value-type="float" office:value="10.199999999999999" table:style-name="ce1">
            <text:p>10.2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-20" table:style-name="ce1">
            <text:p>-20</text:p>
          </table:table-cell>
          <table:table-cell table:style-name="ce1"/>
          <table:table-cell office:value-type="float" office:value="-20.8" table:style-name="ce1">
            <text:p>-20.8</text:p>
          </table:table-cell>
          <table:table-cell table:style-name="ce1"/>
          <table:table-cell office:value-type="float" office:value="-20" table:style-name="ce1">
            <text:p>-20</text:p>
          </table:table-cell>
          <table:table-cell table:style-name="ce1"/>
          <table:table-cell office:value-type="float" office:value="-19.2" table:style-name="ce1">
            <text:p>-19.2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9.600000000000001" table:style-name="ce1">
            <text:p>19.6</text:p>
          </table:table-cell>
          <table:table-cell office:value-type="float" office:value="20.3" table:style-name="ce1">
            <text:p>20.3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-10" table:style-name="ce1">
            <text:p>-10</text:p>
          </table:table-cell>
          <table:table-cell table:style-name="ce1"/>
          <table:table-cell office:value-type="float" office:value="-10.5" table:style-name="ce1">
            <text:p>-10.5</text:p>
          </table:table-cell>
          <table:table-cell table:style-name="ce1"/>
          <table:table-cell office:value-type="float" office:value="-10" table:style-name="ce1">
            <text:p>-10</text:p>
          </table:table-cell>
          <table:table-cell table:style-name="ce1"/>
          <table:table-cell office:value-type="float" office:value="-8.6" table:style-name="ce1">
            <text:p>-8.6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9.3" table:style-name="ce1">
            <text:p>29.3</text:p>
          </table:table-cell>
          <table:table-cell office:value-type="float" office:value="30.7" table:style-name="ce1">
            <text:p>30.7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9.1" table:style-name="ce1">
            <text:p>39.1</text:p>
          </table:table-cell>
          <table:table-cell office:value-type="float" office:value="40.4" table:style-name="ce1">
            <text:p>40.4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9.3000000000000007" table:style-name="ce1">
            <text:p>9.3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.3" table:style-name="ce1">
            <text:p>10.3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50.8" table:style-name="ce1">
            <text:p>50.8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9.7" table:style-name="ce1">
            <text:p>19.7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.399999999999999" table:style-name="ce1">
            <text:p>20.4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0.1" table:style-name="ce1">
            <text:p>60.1</text:p>
          </table:table-cell>
          <table:table-cell office:value-type="float" office:value="60.7" table:style-name="ce1">
            <text:p>60.7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9.8" table:style-name="ce1">
            <text:p>29.8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16373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9.4" table:style-name="ce1">
            <text:p>39.4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40.6" table:style-name="ce1">
            <text:p>40.6</text:p>
          </table:table-cell>
          <table:table-cell table:number-columns-repeated="16376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49.7" table:style-name="ce1">
            <text:p>49.7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0.8" table:style-name="ce1">
            <text:p>50.8</text:p>
          </table:table-cell>
          <table:table-cell table:number-columns-repeated="16376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59.2" table:style-name="ce1">
            <text:p>59.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0.6" table:style-name="ce1">
            <text:p>60.6</text:p>
          </table:table-cell>
          <table:table-cell table:number-columns-repeated="16376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69.3" table:style-name="ce1">
            <text:p>69.3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72" table:style-name="ce1">
            <text:p>72</text:p>
          </table:table-cell>
          <table:table-cell table:number-columns-repeated="16376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2">
            <text:p>AVERAGE X DIFFERENCE:</text:p>
          </table:table-cell>
          <table:table-cell table:style-name="ce1"/>
          <table:table-cell office:value-type="float" office:value="-3.1547619047619352E-2" table:formula="of:=AVERAGE(AVERAGE([.D5:.D16]-[.B5:.B16]);AVERAGE([.J5:.J11]-[.M5:.M11]))" table:number-matrix-columns-spanned="1" table:number-matrix-rows-spanned="1" table:style-name="ce1">
            <text:p>-0.031547619</text:p>
          </table:table-cell>
          <table:table-cell table:number-columns-repeated="4" table:style-name="ce1"/>
          <table:table-cell office:value-type="string" table:style-name="ce2">
            <text:p>SLOPE:</text:p>
          </table:table-cell>
          <table:table-cell office:value-type="float" office:value="1.0045098583391654" table:formula="of:=SLOPE([.N5:.N11];[.M5:.M11])" table:style-name="ce1">
            <text:p>1.004509858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2">
            <text:p>AVERAGE Y DIFFERENCE:</text:p>
          </table:table-cell>
          <table:table-cell table:style-name="ce1"/>
          <table:table-cell office:value-type="float" office:value="0.17357142857142874" table:formula="of:=AVERAGE(AVERAGE([.H7:.H16]-[.F7:.F16]);AVERAGE([.K5:.K11]-[.N5:.N11]))" table:number-matrix-columns-spanned="1" table:number-matrix-rows-spanned="1" table:style-name="ce1">
            <text:p>0.173571429</text:p>
          </table:table-cell>
          <table:table-cell table:number-columns-repeated="4" table:style-name="ce1"/>
          <table:table-cell office:value-type="string" table:style-name="ce2">
            <text:p>INTERCEPT:</text:p>
          </table:table-cell>
          <table:table-cell office:value-type="float" office:value="0.7380656176846756" table:formula="of:=INTERCEPT([.N5:.N11];[.M5:.M11])" table:style-name="ce1">
            <text:p>0.738065618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2">
            <text:p>MAX X DIFFERENCE:</text:p>
          </table:table-cell>
          <table:table-cell table:style-name="ce1"/>
          <table:table-cell office:value-type="float" office:value="1.0999999999999996" table:formula="of:=MAX(MAX(ABS([.B5:.B16]-[.D5:.D16]));MAX(ABS([.J5:.J11]-[.M5:.M11])))" table:number-matrix-columns-spanned="1" table:number-matrix-rows-spanned="1" table:style-name="ce1">
            <text:p>1.1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2">
            <text:p>MAX Y DIFFERENCE:</text:p>
          </table:table-cell>
          <table:table-cell table:style-name="ce1"/>
          <table:table-cell office:value-type="float" office:value="2" table:formula="of:=MAX(MAX(ABS([.F7:.F16]-[.H7:.H16]));MAX(ABS([.K5:.K11]-[.N5:.N11])))" table:number-matrix-columns-spanned="1" table:number-matrix-rows-spanned="1" table:style-name="ce1">
            <text:p>2</text:p>
          </table:table-cell>
          <table:table-cell table:number-columns-repeated="16376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13"/>
          <table:table-cell table:style-name="ce1">
            <draw:frame draw:z-index="1" draw:id="id0" draw:style-name="a3" draw:name="TextBox 6" svg:x="0.50595in" svg:y="0.02232in" svg:width="1.47321in" svg:height="0.29762in">
              <draw:text-box>
                <text:p text:style-name="a2" text:class-names="" text:cond-style-name=""><text:span text:style-name="a0" text:class-names="">Trendline</text:span><text:span text:style-name="a1" text:class-names=""/></text:p>
              </draw:text-box>
              <svg:title/>
              <svg:desc/>
            </draw:frame>
          </table:table-cell>
          <table:table-cell table:number-columns-repeated="16370"/>
        </table:table-row>
        <table:table-row table:number-rows-repeated="1048544" table:style-name="ro1">
          <table:table-cell table:number-columns-repeated="16384"/>
        </table:table-row>
      </table:table>
      <table:table table:name="Sheet4" table:style-name="ta1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AVERAGE DIFFERENCE</text:p>
          </table:table-cell>
          <table:table-cell table:number-columns-repeated="3" table:style-name="ce1"/>
          <table:table-cell office:value-type="string" table:style-name="ce2">
            <text:p>AVERAGE DIFFERENCE</text:p>
          </table:table-cell>
          <table:table-cell table:number-columns-repeated="16378" table:style-name="ce1"/>
        </table:table-row>
        <table:table-row table:style-name="ro2">
          <table:table-cell/>
          <table:table-cell office:value-type="string" table:style-name="ce12">
            <text:p>X</text:p>
          </table:table-cell>
          <table:table-cell office:value-type="string" table:style-name="ce5">
            <text:p>F2000</text:p>
          </table:table-cell>
          <table:table-cell office:value-type="string" table:style-name="ce6">
            <text:p>F5000</text:p>
          </table:table-cell>
          <table:table-cell table:style-name="ce1"/>
          <table:table-cell office:value-type="string" table:style-name="ce12">
            <text:p>Y</text:p>
          </table:table-cell>
          <table:table-cell office:value-type="string" table:style-name="ce5">
            <text:p>F2000</text:p>
          </table:table-cell>
          <table:table-cell office:value-type="string" table:style-name="ce6">
            <text:p>F50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7">
            <text:p>D150</text:p>
          </table:table-cell>
          <table:table-cell office:value-type="float" office:value="1.9230769230769329E-2" table:formula="of:=[D150_F2000.H21]" table:style-name="ce8">
            <text:p>0.019230769</text:p>
          </table:table-cell>
          <table:table-cell office:value-type="float" office:value="-3.1547619047619352E-2" table:formula="of:=[D150_F5000.H21]" table:style-name="ce9">
            <text:p>-0.031547619</text:p>
          </table:table-cell>
          <table:table-cell table:style-name="ce1"/>
          <table:table-cell office:value-type="string" table:style-name="ce7">
            <text:p>D150</text:p>
          </table:table-cell>
          <table:table-cell office:value-type="float" office:value="-6.7500000000000338E-2" table:formula="of:=[D150_F2000.H23]" table:style-name="ce8">
            <text:p>-0.0675</text:p>
          </table:table-cell>
          <table:table-cell office:value-type="float" office:value="0.17357142857142874" table:formula="of:=[D150_F5000.H23]" table:style-name="ce9">
            <text:p>0.17357142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D231</text:p>
          </table:table-cell>
          <table:table-cell office:value-type="float" office:value="3.5714285714286698E-3" table:formula="of:=[D231_F2000.H21]" table:style-name="ce10">
            <text:p>0.003571429</text:p>
          </table:table-cell>
          <table:table-cell office:value-type="float" office:value="-0.11845238095238114" table:formula="of:=[D231_F5000.H21]" table:style-name="ce11">
            <text:p>-0.118452381</text:p>
          </table:table-cell>
          <table:table-cell table:style-name="ce1"/>
          <table:table-cell office:value-type="string" table:style-name="ce4">
            <text:p>D231</text:p>
          </table:table-cell>
          <table:table-cell office:value-type="float" office:value="0.15528846153846121" table:formula="of:=[D231_F2000.H23]" table:style-name="ce10">
            <text:p>0.155288462</text:p>
          </table:table-cell>
          <table:table-cell office:value-type="float" office:value="0.14142857142857149" table:formula="of:=[D231_F5000.H23]" table:style-name="ce11">
            <text:p>0.141428571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MAXIMUM DIFFERENCE</text:p>
          </table:table-cell>
          <table:table-cell table:number-columns-repeated="3" table:style-name="ce1"/>
          <table:table-cell office:value-type="string" table:style-name="ce2">
            <text:p>MAXIMUM DIFFERENCE</text:p>
          </table:table-cell>
          <table:table-cell table:number-columns-repeated="16378" table:style-name="ce1"/>
        </table:table-row>
        <table:table-row table:style-name="ro2">
          <table:table-cell/>
          <table:table-cell office:value-type="string" table:style-name="ce12">
            <text:p>X</text:p>
          </table:table-cell>
          <table:table-cell office:value-type="string" table:style-name="ce5">
            <text:p>F2000</text:p>
          </table:table-cell>
          <table:table-cell office:value-type="string" table:style-name="ce6">
            <text:p>F5000</text:p>
          </table:table-cell>
          <table:table-cell table:style-name="ce1"/>
          <table:table-cell office:value-type="string" table:style-name="ce12">
            <text:p>Y</text:p>
          </table:table-cell>
          <table:table-cell office:value-type="string" table:style-name="ce5">
            <text:p>F2000</text:p>
          </table:table-cell>
          <table:table-cell office:value-type="string" table:style-name="ce6">
            <text:p>F50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7">
            <text:p>D150</text:p>
          </table:table-cell>
          <table:table-cell office:value-type="float" office:value="1" table:formula="of:=[D150_F2000.H25]" table:style-name="ce8">
            <text:p>1</text:p>
          </table:table-cell>
          <table:table-cell office:value-type="float" office:value="1.0999999999999996" table:formula="of:=[D150_F5000.H25]" table:style-name="ce9">
            <text:p>1.1</text:p>
          </table:table-cell>
          <table:table-cell table:style-name="ce1"/>
          <table:table-cell office:value-type="string" table:style-name="ce7">
            <text:p>D150</text:p>
          </table:table-cell>
          <table:table-cell office:value-type="float" office:value="1.7000000000000028" table:formula="of:=[D150_F2000.H27]" table:style-name="ce8">
            <text:p>1.7</text:p>
          </table:table-cell>
          <table:table-cell office:value-type="float" office:value="2" table:formula="of:=[D150_F5000.H27]" table:style-name="ce9">
            <text:p>2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D231</text:p>
          </table:table-cell>
          <table:table-cell office:value-type="float" office:value="1.6999999999999993" table:formula="of:=[D231_F2000.H25]" table:style-name="ce10">
            <text:p>1.7</text:p>
          </table:table-cell>
          <table:table-cell office:value-type="float" office:value="1.3999999999999986" table:formula="of:=[D231_F5000.H25]" table:style-name="ce11">
            <text:p>1.4</text:p>
          </table:table-cell>
          <table:table-cell table:style-name="ce1"/>
          <table:table-cell office:value-type="string" table:style-name="ce4">
            <text:p>D231</text:p>
          </table:table-cell>
          <table:table-cell office:value-type="float" office:value="1.5" table:formula="of:=[D231_F2000.H27]" table:style-name="ce10">
            <text:p>1.5</text:p>
          </table:table-cell>
          <table:table-cell office:value-type="float" office:value="1.1999999999999993" table:formula="of:=[D231_F5000.H27]" table:style-name="ce11">
            <text:p>1.2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<text:span text:style-name="T2">SLOPE OF TRENDLINE (IDEAL LINEARITY: 1)</text:span><text:s/></text:p>
          </table:table-cell>
          <table:table-cell table:number-columns-repeated="3" table:style-name="ce1"/>
          <table:table-cell office:value-type="string" table:style-name="ce13">
            <text:p>INTERCEPT OF TRENDLINE (IDEAL ACCURACY: 0)</text:p>
          </table:table-cell>
          <table:table-cell table:number-columns-repeated="16378" table:style-name="ce1"/>
        </table:table-row>
        <table:table-row table:style-name="ro2">
          <table:table-cell/>
          <table:table-cell table:style-name="ce12"/>
          <table:table-cell office:value-type="string" table:style-name="ce5">
            <text:p>F2000</text:p>
          </table:table-cell>
          <table:table-cell office:value-type="string" table:style-name="ce6">
            <text:p>F5000</text:p>
          </table:table-cell>
          <table:table-cell table:style-name="ce1"/>
          <table:table-cell table:style-name="ce12"/>
          <table:table-cell office:value-type="string" table:style-name="ce5">
            <text:p>F2000</text:p>
          </table:table-cell>
          <table:table-cell office:value-type="string" table:style-name="ce6">
            <text:p>F50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7">
            <text:p>D150</text:p>
          </table:table-cell>
          <table:table-cell office:value-type="float" office:value="1.006170769025772" table:formula="of:=[D150_F2000.N21]" table:style-name="ce8">
            <text:p>1.006170769</text:p>
          </table:table-cell>
          <table:table-cell office:value-type="float" office:value="1.0045098583391654" table:formula="of:=[D150_F5000.N21]" table:style-name="ce9">
            <text:p>1.004509858</text:p>
          </table:table-cell>
          <table:table-cell table:style-name="ce1"/>
          <table:table-cell office:value-type="string" table:style-name="ce7">
            <text:p>D150</text:p>
          </table:table-cell>
          <table:table-cell office:value-type="float" office:value="0.46025723790314288" table:formula="of:=[D150_F2000.N23]" table:style-name="ce8">
            <text:p>0.460257238</text:p>
          </table:table-cell>
          <table:table-cell office:value-type="float" office:value="0.7380656176846756" table:formula="of:=[D150_F5000.N23]" table:style-name="ce9">
            <text:p>0.738065618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D231</text:p>
          </table:table-cell>
          <table:table-cell office:value-type="float" office:value="1.0187461805820794" table:formula="of:=[D231_F2000.N21]" table:style-name="ce10">
            <text:p>1.018746181</text:p>
          </table:table-cell>
          <table:table-cell office:value-type="float" office:value="0.99914401614571324" table:formula="of:=[D231_F5000.N21]" table:style-name="ce11">
            <text:p>0.999144016</text:p>
          </table:table-cell>
          <table:table-cell table:style-name="ce1"/>
          <table:table-cell office:value-type="string" table:style-name="ce4">
            <text:p>D231</text:p>
          </table:table-cell>
          <table:table-cell office:value-type="float" office:value="0.57138062409288182" table:formula="of:=[D231_F2000.N23]" table:style-name="ce10">
            <text:p>0.571380624</text:p>
          </table:table-cell>
          <table:table-cell office:value-type="float" office:value="0.15384740895444438" table:formula="of:=[D231_F5000.N23]" table:style-name="ce11">
            <text:p>0.153847409</text:p>
          </table:table-cell>
          <table:table-cell table:number-columns-repeated="16376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nikla</meta:initial-creator>
    <dc:creator>nikla</dc:creator>
    <meta:creation-date>2020-10-04T12:25:14Z</meta:creation-date>
    <dc:date>2020-10-07T20:28:37Z</dc:date>
    <meta:print-date>2020-10-07T20:28:21Z</meta:print-date>
    <meta:editing-duration>PT0S</meta:editing-duration>
  </office:meta>
</office:document-meta>
</file>